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iberation Serif" style:font-name-asian="Liberation Serif" style:font-name-complex="Liberation Serif" style:use-window-font-color="true"/>
    </style:style>
    <style:style style:name="P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4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6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1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text-properties style:font-name="Liberation Serif" style:font-name-asian="Liberation Serif" style:font-name-complex="Liberation Serif" fo:font-weight="bold" style:font-weight-asian="bold" style:use-window-font-color="true" fo:font-size="14pt" style:font-size-asian="14pt"/>
    </style:style>
    <style:style style:name="P27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2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0" style:parent-style-name="Standard" style:family="paragraph">
      <style:text-properties style:font-name="Liberation Serif" style:font-name-asian="Liberation Serif" style:font-name-complex="Liberation Serif" fo:font-weight="bold" style:font-weight-asian="bold" style:use-window-font-color="true" fo:font-size="14pt" style:font-size-asian="14pt"/>
    </style:style>
    <style:style style:name="P3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2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3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36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7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8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39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40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41" style:parent-style-name="Standard" style:family="paragraph">
      <style:text-properties style:font-name="Liberation Serif" style:font-name-asian="Liberation Serif" style:font-name-complex="Liberation Serif" style:use-window-font-color="true"/>
    </style:style>
    <style:style style:name="P42" style:parent-style-name="Standard" style:family="paragraph">
      <style:text-properties style:font-name="Liberation Serif" style:font-name-asian="Liberation Serif" style:font-name-complex="Liberation Serif" style:use-window-font-color="true"/>
    </style:style>
  </office:automatic-styles>
  <office:body>
    <office:text text:use-soft-page-breaks="true">
      <text:p text:style-name="P1">Roteiro para o git definitivo UHUUUUU</text:p>
      <text:p text:style-name="P2"/>
      <text:p text:style-name="P3">Para configurar:</text:p>
      <text:p text:style-name="P4"/>
      <text:p text:style-name="P5">1º git clone &lt;url&gt;</text:p>
      <text:p text:style-name="P6"/>
      <text:p text:style-name="P7">2º git config <text:s/>--global user.name “Seu Nome No Git”</text:p>
      <text:p text:style-name="P8"><text:s text:c="4"/>git config <text:s/>--global user.email “seu e-mail do<text:s/>git”</text:p>
      <text:p text:style-name="P9"/>
      <text:p text:style-name="P10">3º git remote add origin &lt;url do repositorio&gt;</text:p>
      <text:p text:style-name="P11"/>
      <text:p text:style-name="P12">A partir daqui, o repositório já esta criado e configurado na sua máquina</text:p>
      <text:p text:style-name="P13"/>
      <text:p text:style-name="P14">Editar aqui os arquivos, sempre salvar na pasta repositório.</text:p>
      <text:p text:style-name="P15"/>
      <text:p text:style-name="P16">Para enviar os commits:</text:p>
      <text:p text:style-name="P17"/>
      <text:p text:style-name="P18">1º git add pasta ou repositório</text:p>
      <text:p text:style-name="P19"/>
      <text:p text:style-name="P20">2º git<text:s/>commit -m “Mensagem a ser passada junto ao commit”</text:p>
      <text:p text:style-name="P21"/>
      <text:p text:style-name="P22">3º git push -u origin master</text:p>
      <text:p text:style-name="P23"/>
      <text:p text:style-name="P24">Para atualizar seu repositorio, entre nele pelo git bash e escreva:</text:p>
      <text:p text:style-name="P25"/>
      <text:p text:style-name="P26">git pull</text:p>
      <text:p text:style-name="P27"/>
      <text:p text:style-name="P28">Muito importante antes de começar a editar os arquivos</text:p>
      <text:p text:style-name="P29"/>
      <text:p text:style-name="P30">Resolvendo Conflitos</text:p>
      <text:p text:style-name="P31"/>
      <text:p text:style-name="P32">Quando você der<text:s/>git pull e for notificado com conflitos no programa, isso quer dizer que alguém fez commit e que difere do programa que esta na sua máquina. Para resolver siga os seguintes passos:</text:p>
      <text:p text:style-name="P33"/>
      <text:p text:style-name="P34">1º abra o programa que esta com conflito, nas areas notificadas pelo git em conflito devem estar comentários sobre o que ocorreu. Apague esses comentários e salve o programa. Verifique se não há mais conflitos.</text:p>
      <text:p text:style-name="P35"/>
      <text:p text:style-name="P36">2º Feche o programa e dê o git add, git commit e o git push, isso irá resolver.</text:p>
      <text:p text:style-name="P37"/>
      <text:p text:style-name="P38"/>
      <text:p text:style-name="P39">Teste aqui tmb</text:p>
      <text:p text:style-name="P40"/>
      <text:p text:style-name="P41">Teste aqui também tree</text:p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lan Pinho</dc:creator>
    <meta:creation-date>2018-10-29T23:42:00Z</meta:creation-date>
    <dc:date>2018-10-29T23:43:00Z</dc:date>
    <meta:template xlink:href="Normal" xlink:type="simple"/>
    <meta:editing-cycles>4</meta:editing-cycles>
    <meta:editing-duration>PT60S</meta:editing-duration>
    <meta:document-statistic meta:page-count="1" meta:paragraph-count="2" meta:word-count="188" meta:character-count="1204" meta:row-count="8" meta:non-whitespace-character-count="1018"/>
  </office:meta>
</office:document-meta>
</file>